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Wingdings" svg:font-family="Wingdings" style:font-charset="x-symbol"/>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146in"/>
    </style:style>
    <style:style style:name="Table1.B" style:family="table-column">
      <style:table-column-properties style:column-width="6.5104in"/>
    </style:style>
    <style:style style:name="Table1.A1" style:family="table-cell">
      <style:table-cell-properties style:vertical-align="middle"/>
    </style:style>
    <style:style style:name="Table2" style:family="table">
      <style:table-properties style:width="6.925in" table:align="left"/>
    </style:style>
    <style:style style:name="Table2.A" style:family="table-column">
      <style:table-column-properties style:column-width="0.4146in"/>
    </style:style>
    <style:style style:name="Table2.B" style:family="table-column">
      <style:table-column-properties style:column-width="6.5104in"/>
    </style:style>
    <style:style style:name="Table2.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4pt"/>
    </style:style>
    <style:style style:name="P4" style:family="paragraph" style:parent-style-name="Text_20_body">
      <style:text-properties style:font-name="Arial1" fo:font-size="14pt" fo:font-weight="bold"/>
    </style:style>
    <style:style style:name="P5" style:family="paragraph" style:parent-style-name="Text_20_body">
      <style:text-properties style:font-name="Arial1" fo:font-size="14pt" style:text-underline-style="solid" style:text-underline-width="auto" style:text-underline-color="font-color" fo:font-weight="bold"/>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solid" style:text-underline-width="auto" style:text-underline-color="font-color" fo:font-weight="bold"/>
    </style:style>
    <style:style style:name="P8" style:family="paragraph" style:parent-style-name="Text_20_body">
      <style:text-properties fo:font-variant="normal" fo:text-transform="none"/>
    </style:style>
    <style:style style:name="P9" style:family="paragraph" style:parent-style-name="Text_20_body">
      <style:text-properties fo:font-variant="normal" fo:text-transform="none" style:font-name="Arial1" fo:font-style="normal" fo:font-weight="bold"/>
    </style:style>
    <style:style style:name="P10" style:family="paragraph" style:parent-style-name="Text_20_body">
      <style:paragraph-properties fo:padding-left="0in" fo:padding-right="0in" fo:padding-top="0in" fo:padding-bottom="0.0193in" fo:border-left="none" fo:border-right="none" fo:border-top="none" fo:border-bottom="0.0138in solid #000000"/>
      <style:text-properties style:text-underline-style="solid" style:text-underline-width="auto" style:text-underline-color="font-color"/>
    </style:style>
    <style:style style:name="P11" style:family="paragraph" style:parent-style-name="Text_20_body">
      <style:paragraph-properties fo:padding="0in" fo:border="none"/>
    </style:style>
    <style:style style:name="P12" style:family="paragraph" style:parent-style-name="Text_20_body">
      <style:paragraph-properties fo:padding="0in" fo:border="none"/>
      <style:text-properties style:text-underline-style="solid" style:text-underline-width="auto" style:text-underline-color="font-color"/>
    </style:style>
    <style:style style:name="P13" style:family="paragraph" style:parent-style-name="Text_20_body">
      <style:paragraph-properties fo:padding="0in" fo:border="none"/>
      <style:text-properties fo:font-variant="normal" fo:text-transform="none"/>
    </style:style>
    <style:style style:name="P14" style:family="paragraph" style:parent-style-name="Text_20_body">
      <style:paragraph-properties fo:break-before="page"/>
      <style:text-properties style:font-name="Arial1" fo:font-size="14pt"/>
    </style:style>
    <style:style style:name="P15" style:family="paragraph" style:parent-style-name="Text_20_body">
      <style:paragraph-properties fo:break-before="page"/>
      <style:text-properties style:font-name="Arial1" fo:font-size="14pt" fo:font-weight="bold"/>
    </style:style>
    <style:style style:name="P16" style:family="paragraph" style:parent-style-name="Text_20_body">
      <style:paragraph-properties fo:padding="0.0291in" fo:border-left="none" fo:border-right="none" fo:border-top="none" fo:border-bottom="0.0008in solid #000000" style:join-border="false"/>
    </style:style>
    <style:style style:name="P17" style:family="paragraph" style:parent-style-name="Text_20_body">
      <style:text-properties fo:font-size="14pt" style:text-underline-style="solid" style:text-underline-width="auto" style:text-underline-color="font-color" style:font-size-asian="14pt" style:font-size-complex="14pt"/>
    </style:style>
    <style:style style:name="P18" style:family="paragraph" style:parent-style-name="Text_20_body">
      <style:paragraph-properties fo:break-before="page"/>
    </style:style>
    <style:style style:name="P19" style:family="paragraph" style:parent-style-name="Heading_20_2">
      <style:text-properties style:font-name="Times New Roman1" fo:font-size="12pt"/>
    </style:style>
    <style:style style:name="P20" style:family="paragraph" style:parent-style-name="Heading_20_2">
      <style:text-properties style:font-name="Times New Roman1" fo:font-size="12pt" fo:font-style="italic"/>
    </style:style>
    <style:style style:name="P21" style:family="paragraph" style:parent-style-name="Heading_20_2">
      <style:text-properties style:font-name="Times New Roman1" fo:font-size="12pt" style:text-underline-style="solid" style:text-underline-width="auto" style:text-underline-color="font-color"/>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align="end" style:justify-single-word="false" fo:text-indent="0in" style:auto-text-indent="false"/>
      <style:text-properties style:font-name="Times New Roman1" fo:font-size="12pt"/>
    </style:style>
    <style:style style:name="P24" style:family="paragraph" style:parent-style-name="Heading_20_1">
      <style:text-properties style:font-name="Times New Roman1" fo:font-size="12pt" fo:font-weight="bold"/>
    </style:style>
    <style:style style:name="P25" style:family="paragraph" style:parent-style-name="Heading_20_1">
      <style:text-properties style:font-name="Times New Roman1" fo:font-size="12pt" style:text-underline-style="solid" style:text-underline-width="auto" style:text-underline-color="font-color"/>
    </style:style>
    <style:style style:name="P26" style:family="paragraph" style:parent-style-name="Heading_20_1">
      <style:text-properties style:font-name="Times New Roman1" fo:font-size="12pt" style:text-underline-style="solid" style:text-underline-width="auto" style:text-underline-color="font-color" fo:font-weight="bold"/>
    </style:style>
    <style:style style:name="P27" style:family="paragraph" style:parent-style-name="Heading_20_1">
      <style:text-properties style:text-underline-style="solid" style:text-underline-width="auto" style:text-underline-color="font-color"/>
    </style:style>
    <style:style style:name="T1" style:family="text">
      <style:text-properties fo:font-variant="normal" fo:text-transform="none" style:font-name="Symbol" fo:font-size="14pt"/>
    </style:style>
    <style:style style:name="T2" style:family="text">
      <style:text-properties fo:font-variant="normal" fo:text-transform="none" style:font-name="Symbol" fo:font-size="12pt"/>
    </style:style>
    <style:style style:name="T3" style:family="text">
      <style:text-properties fo:font-variant="normal" fo:text-transform="none" style:font-name="Wingdings" fo:font-size="9pt"/>
    </style:style>
    <style:style style:name="T4" style:family="text">
      <style:text-properties fo:font-variant="normal" fo:text-transform="none" style:font-name="Wingdings" fo:font-size="12pt"/>
    </style:style>
    <style:style style:name="T5" style:family="text">
      <style:text-properties fo:font-variant="normal" fo:text-transform="none" style:font-name="Wingdings" fo:font-size="10pt"/>
    </style:style>
    <style:style style:name="T6" style:family="text">
      <style:text-properties fo:font-variant="normal" fo:text-transform="none" style:font-name="Wingdings" fo:font-size="7pt"/>
    </style:style>
    <style:style style:name="T7" style:family="text">
      <style:text-properties fo:font-variant="normal" fo:text-transform="none" style:font-name="Wingdings" fo:font-size="8.5pt"/>
    </style:style>
    <style:style style:name="T8" style:family="text">
      <style:text-properties fo:font-variant="normal" fo:text-transform="none" style:font-name="Wingdings" fo:font-size="10.5pt"/>
    </style:style>
    <style:style style:name="T9" style:family="text">
      <style:text-properties fo:font-variant="normal" fo:text-transform="none" fo:font-size="15pt" fo:font-style="normal" fo:font-weight="normal" style:font-size-asian="15pt" style:font-size-complex="15pt"/>
    </style:style>
    <style:style style:name="T10" style:family="text">
      <style:text-properties style:font-name="Symbol" fo:font-size="14pt"/>
    </style:style>
    <style:style style:name="T11" style:family="text">
      <style:text-properties style:font-name="Symbol" fo:font-size="12pt"/>
    </style:style>
    <style:style style:name="T12" style:family="text">
      <style:text-properties style:font-name="Arial1" fo:font-size="14pt"/>
    </style:style>
    <style:style style:name="T13" style:family="text">
      <style:text-properties style:font-name="Arial1" fo:font-size="14pt" fo:font-style="italic"/>
    </style:style>
    <style:style style:name="T14" style:family="text">
      <style:text-properties style:font-name="Arial1" fo:font-size="14pt" fo:font-style="italic" fo:font-weight="bold"/>
    </style:style>
    <style:style style:name="T15" style:family="text">
      <style:text-properties style:font-name="Arial1" fo:font-size="14pt" style:text-underline-style="solid" style:text-underline-width="auto" style:text-underline-color="font-color"/>
    </style:style>
    <style:style style:name="T16" style:family="text">
      <style:text-properties fo:font-style="italic"/>
    </style:style>
    <style:style style:name="T17" style:family="text">
      <style:text-properties fo:font-style="italic" fo:font-weight="bold"/>
    </style:style>
    <style:style style:name="T18" style:family="text">
      <style:text-properties style:text-underline-style="solid" style:text-underline-width="auto" style:text-underline-color="font-color"/>
    </style:style>
    <style:style style:name="T19" style:family="text">
      <style:text-properties style:font-name="Wingdings" fo:font-size="9pt"/>
    </style:style>
    <style:style style:name="T20" style:family="text">
      <style:text-properties style:font-name="Wingdings" fo:font-size="12pt"/>
    </style:style>
    <style:style style:name="T21" style:family="text">
      <style:text-properties style:font-name="Wingdings" fo:font-size="10pt"/>
    </style:style>
    <style:style style:name="T22" style:family="text">
      <style:text-properties style:font-name="Wingdings" fo:font-size="7pt"/>
    </style:style>
    <style:style style:name="T23" style:family="text">
      <style:text-properties style:font-name="Wingdings" fo:font-size="8.5pt"/>
    </style:style>
    <style:style style:name="T24" style:family="text">
      <style:text-properties style:font-name="Wingdings" fo:font-size="10.5pt"/>
    </style:style>
    <style:style style:name="T25" style:family="text">
      <style:text-properties style:font-name="Times New Roman1" fo:font-size="12pt"/>
    </style:style>
    <style:style style:name="T26" style:family="text">
      <style:text-properties style:font-name="Times New Roman1" fo:font-size="12pt" fo:font-weight="bold"/>
    </style:style>
    <style:style style:name="T27" style:family="text">
      <style:text-properties style:font-name="Times New Roman1" fo:font-size="12pt" style:text-underline-style="solid" style:text-underline-width="auto" style:text-underline-color="font-color"/>
    </style:style>
    <style:style style:name="T28" style:family="text">
      <style:text-properties style:font-name="Times New Roman1" fo:font-size="12pt" fo:font-style="italic"/>
    </style:style>
    <style:style style:name="T29" style:family="text">
      <style:text-properties style:font-name="Times New Roman1" fo:font-size="14pt" style:text-underline-style="solid" style:text-underline-width="auto" style:text-underline-color="font-color" fo:font-weight="bold"/>
    </style:style>
    <style:style style:name="T30" style:family="text">
      <style:text-properties fo:color="#000080"/>
    </style:style>
    <style:style style:name="T31" style:family="text">
      <style:text-properties fo:font-weight="bold"/>
    </style:style>
    <style:style style:name="fr1" style:family="graphic" style:parent-style-name="Frame">
      <style:graphic-properties fo:margin-left="0in" fo:margin-right="0in" fo:margin-top="0in" fo:margin-bottom="0in" style:wrap="none"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30">Web-Based Tools for Electronic Commerce</text:span></text:p>
      <text:p text:style-name="P2"><draw:frame draw:style-name="fr2" draw:name="graphics1" text:anchor-type="as-char" svg:width="6in" svg:height="0.0209in" draw:z-index="0"><draw:image xlink:href="https://mis.uhcl.edu/rob/Course/ECM/Web-Based%20Tools_files/image001.gif" xlink:type="simple" xlink:show="embed" xlink:actuate="onLoad"/></draw:frame> </text:p>
      <text:h text:style-name="Heading_20_2" text:outline-level="2" text:is-list-header="true">Introduction</text:h>
      <text:p text:style-name="Text_20_body"> <text:span text:style-name="T9">The basic requirement for a merchant to have a Web presence or have an electronic commerce site, is (i) a connection to the Internet, and (ii) a Web server in the company network.  The two main ingredients in a Web server are its hardware and software.  In this chapter, we will discuss these requirements of a Web server. </text:span></text:p>
      <text:p text:style-name="Text_20_body"> </text:p>
      <text:h text:style-name="Heading_20_2" text:outline-level="2" text:is-list-header="true">Web Server Hardware</text:h>
      <text:p text:style-name="Text_20_body"> </text:p>
      <text:p text:style-name="P3">A merchant should think carefully when making a decision on the Web server computer.  The decision depends on factors such as:</text:p>
      <text:p text:style-name="Text_20_body"> </text:p>
      <text:p text:style-name="Text_20_body"><text:span text:style-name="T10">·</text:span><text:span text:style-name="T1">        </text:span><text:span text:style-name="T12">Operating system of the network.  Unix operating system is found to be more rugged than that of Windows, but Unix is more complex to manage than Windows. </text:span></text:p>
      <text:p text:style-name="Text_20_body"> </text:p>
      <text:p text:style-name="Text_20_body"><text:span text:style-name="T10">·</text:span><text:span text:style-name="T1">        </text:span><text:span text:style-name="T12">Hardware requirement of the Web server software.  A PC with a midrange CPU, small hard drive, and 32 megabytes of memory will perform poorly when compared with a high-end workstation or a powerful UNIX-based computer. </text:span></text:p>
      <text:p text:style-name="Text_20_body"> </text:p>
      <text:p text:style-name="Text_20_body"><text:span text:style-name="T10">·</text:span><text:span text:style-name="T1">        </text:span><text:span text:style-name="T12">Expected traffic or the number of transaction per unit time.  Running a large, enterprise-class application server (such as an ERP system) on a personal computer is not feasible. </text:span></text:p>
      <text:p text:style-name="Text_20_body"> </text:p>
      <text:p text:style-name="Text_20_body"><text:span text:style-name="T10">·</text:span><text:span text:style-name="T1">        </text:span><text:span text:style-name="T12">Other software running on the same computer.  For example, running a Web server and a database server can significantly slow down the performance of a computer.  </text:span></text:p>
      <text:p text:style-name="Text_20_body"> </text:p>
      <text:p text:style-name="Text_20_body"><text:span text:style-name="T10">·</text:span><text:span text:style-name="T1">        </text:span><text:span text:style-name="T12">Scalability of the hardware -- meaning upgrade of components such memory, disk space, disk mirroring, or even connect additional Web servers if necessary.</text:span></text:p>
      <text:p text:style-name="P11"> </text:p>
      <text:p text:style-name="P15">Setting Up a Web Server</text:p>
      <text:p text:style-name="Text_20_body"> </text:p>
      <text:p text:style-name="P3">Setting up a Web server doesn’t require a lot of money.  One can build a small Web server with an inexpensive PC (costing about $1,500) running on Windows 98 or NT.  But it is a good idea to start with a server-type computer offered by several leading PC manufacturers.  </text:p>
      <text:p text:style-name="P11"> </text:p>
      <text:p text:style-name="Text_20_body"> </text:p>
      <text:p text:style-name="P4">Benchmarking Web Server Hardware and Software</text:p>
      <text:p text:style-name="Text_20_body"> </text:p>
      <text:p text:style-name="P3">Benchmarking Web server hardware and software combination can help make informed decisions for a merchant.  <text:span text:style-name="T16">Benchmarking</text:span> is testing used to compare performance of hardware and software. The results of benchmark tests demonstrate that there are measurable differences in server performance that a web site manager must consider before purchasing or leasing a web server.  </text:p>
      <text:p text:style-name="Text_20_body"> </text:p>
      <text:p text:style-name="P3">A benchmark test considers several factors such as:</text:p>
      <text:p text:style-name="Text_20_body"> <text:span text:style-name="T10">·</text:span><text:span text:style-name="T1">        </text:span><text:span text:style-name="T12">The computer hardware</text:span></text:p>
      <text:p text:style-name="Text_20_body"> </text:p>
      <text:p text:style-name="Text_20_body"><text:span text:style-name="T10">·</text:span><text:span text:style-name="T1">        </text:span><text:span text:style-name="T12">The Web server software</text:span></text:p>
      <text:p text:style-name="Text_20_body"> </text:p>
      <text:p text:style-name="Text_20_body"><text:span text:style-name="T10">·</text:span><text:span text:style-name="T1">        </text:span><text:span text:style-name="T12">Network connection: A Web server on a T3 connection can deliver Web pages to clients much faster than it could on a T1 connection.</text:span></text:p>
      <text:p text:style-name="Text_20_body"> </text:p>
      <text:p text:style-name="Text_20_body"><text:span text:style-name="T10">·</text:span><text:span text:style-name="T1">        </text:span><text:span text:style-name="T12">Throughput: It is the number of HTTP requests that a particular hardware and software combination can process in a unit of time.</text:span></text:p>
      <text:p text:style-name="Text_20_body"> </text:p>
      <text:p text:style-name="Text_20_body"><text:span text:style-name="T10">·</text:span><text:span text:style-name="T1">        </text:span><text:span text:style-name="T12">Response Time: It is the amount of time that a server requires to process one request.</text:span></text:p>
      <text:p text:style-name="Text_20_body"> </text:p>
      <text:p text:style-name="Text_20_body"><text:span text:style-name="T10">·</text:span><text:span text:style-name="T1">        </text:span><text:span text:style-name="T12">Type of Web page: A server that delivers mostly static Web pages will perform better than the same server that delivers dynamic Web pages.  A dynamic page is a Web page whose content is shaped by a program in response to user request (such as a database query), versus a static page, </text:span><text:span text:style-name="T12">which is just a plain HTML page. </text:span></text:p>
      <text:p text:style-name="P14">There are companies who offer performance comparison on leading server-type computers and Web servers.  There are also several benchmarking programs available in the market that can be used by a merchant to test an e-commerce site. </text:p>
      <text:p text:style-name="Text_20_body"> </text:p>
      <text:p text:style-name="P3">WebStone is a popular benchmarking software that measures performance on various types of Web pages such as:</text:p>
      <text:p text:style-name="Text_20_body"> </text:p>
      <text:p text:style-name="Text_20_body"><text:span text:style-name="T10">·</text:span><text:span text:style-name="T1">        </text:span><text:span text:style-name="T12">HTML:  This is the standard static Web page containing only HTML tags. </text:span></text:p>
      <text:p text:style-name="Text_20_body"> </text:p>
      <text:p text:style-name="Text_20_body"><text:span text:style-name="T10">·</text:span><text:span text:style-name="T1">        </text:span><text:span text:style-name="T12">CGI: Common Gateway Interface or CGI protocol causes the Web server to run another program and return the result to the Web server.  For example, clicking on a link with URL: </text:span><text:a xlink:type="simple" xlink:href="http://www.stocknews.com/cgi-bin/stock.exe?ticker=MSFT"><text:span text:style-name="T12">http://www.stocknews.com/cgi-bin/stock.exe?ticker=MSFT</text:span></text:a><text:span text:style-name="T12">, causes to run </text:span><text:span text:style-name="T13">stock.exe</text:span><text:span text:style-name="T12"> program in the site mentioned and run a database query for </text:span><text:span text:style-name="T13">ticker=MSFT</text:span><text:span text:style-name="T12">. </text:span></text:p>
      <text:p text:style-name="Text_20_body"> </text:p>
      <text:p text:style-name="Text_20_body"><text:span text:style-name="T10">·</text:span><text:span text:style-name="T1">        </text:span><text:span text:style-name="T12">API:  Application Programming Interface or API is a set of protocols that uses “multithreading” to handle user requests of the dynamic Web pages.  API is more efficient than CGI, as CGI requires an individual program to be brought to the Web server memory when requested by multiple users.  </text:span></text:p>
      <text:p text:style-name="Text_20_body"> </text:p>
      <text:p text:style-name="P3">Both CGI and API are protocols that are supported by a Web server software.  </text:p>
      <text:p text:style-name="Text_20_body"> </text:p>
      <text:p text:style-name="P3">Besides testing Web server’s performance, it is important to test server software features for efficiency and usability.           </text:p>
      <text:p text:style-name="P11"> </text:p>
      <text:p text:style-name="P11"><text:span text:style-name="T12">View latest report from Mindcraft: </text:span><text:a xlink:type="simple" xlink:href="http://www.mindcraft.com/"><text:span text:style-name="T12">http://www.mindcraft.com/perfreports/web/</text:span></text:a></text:p>
      <text:p text:style-name="P11"> </text:p>
      <text:p text:style-name="P15">Web Server Software Feature Sets</text:p>
      <text:p text:style-name="Text_20_body"> </text:p>
      <text:p text:style-name="P3">All Web server software provide some basic features which can be classified as: </text:p>
      <text:p text:style-name="Text_20_body"><text:span text:style-name="T10">·</text:span><text:span text:style-name="T1">        </text:span><text:span text:style-name="T12">Core capabilities</text:span></text:p>
      <text:p text:style-name="Text_20_body"><text:span text:style-name="T10">·</text:span><text:span text:style-name="T1">        </text:span><text:span text:style-name="T12">Site management</text:span></text:p>
      <text:p text:style-name="Text_20_body"><text:span text:style-name="T10">·</text:span><text:span text:style-name="T1">        </text:span><text:span text:style-name="T12">Application Construction, and</text:span></text:p>
      <text:p text:style-name="Text_20_body"><text:span text:style-name="T10">·</text:span><text:span text:style-name="T1">        </text:span><text:span text:style-name="T12">Electronic commerce</text:span></text:p>
      <text:p text:style-name="P17"> </text:p>
      <text:p text:style-name="P17"> <text:span text:style-name="T31">Core Capabilities</text:span></text:p>
      <text:p text:style-name="Text_20_body"> </text:p>
      <text:p text:style-name="P3">The most fundamental duty of a Web server is to process and respond to Web client requests that are sent using HTTP protocol.  For a static page, the server locates the page and returns it as a formatted HTML document to the client computer.  For a dynamic page, the server invokes other programs or database, formats the HTML page, and returns it to the client. </text:p>
      <text:p text:style-name="Text_20_body"> </text:p>
      <text:p text:style-name="Text_20_body"><text:span text:style-name="T14">IP-Sharing or Virtual Server:</text:span>  <text:span text:style-name="T12">A Web server can work as many virtual Web servers.  This means that many businesses can share a Web server’s IP address.  A virtual server or virtual host is a feature that maintains more than one server on one machine.  Thus different groups can have their own domain name, but all domain names refer to the same physical Web server. </text:span></text:p>
      <text:p text:style-name="Text_20_body"> </text:p>
      <text:p text:style-name="Text_20_body"><text:span text:style-name="T14">Logical File:</text:span>  <text:span text:style-name="T12">A Web server can have a logical file name corresponding to a physical file.  The physical file may be in the same computer or in another computer, and also the logical name and the physical name do not have to be same.  The Web server translates a logical URL into a physical file address. A Web administrator normally configures this physical-to-logical file naming. For example, the physical file “c:\Inetpub\wwwroot\default.htm” may be configured as logical URL: www.Mybusiness.com/home.htm.  <text:line-break/></text:span></text:p>
      <text:p text:style-name="Text_20_body"><text:span text:style-name="T14">Security:</text:span> <text:span text:style-name="T12">Web servers are located publicly on the Internet or privately on organizational intranet, usually behind firewalls.  The public documents are to be viewed by any user, and the folders containing public documents are configured to be viewed by </text:span><text:span text:style-name="T13">anonymous</text:span><text:span text:style-name="T12"> users.   </text:span></text:p>
      <text:p text:style-name="Text_20_body"> </text:p>
      <text:p text:style-name="Text_20_body"/>
      <text:p text:style-name="P3"><text:soft-page-break/>Security and authentication services are set for extranet users, in which case the users are accessing Web files from the public Internet.  The files and folders are configured for validation of username and password. Access controls provide or deny access to files based on the username or by URL.</text:p>
      <text:p text:style-name="Text_20_body"> </text:p>
      <text:p text:style-name="P3">Web servers allow processing digital certificates and private/public key pairs.  Web servers also support <text:span text:style-name="T17">Secure Socket Layer (SSL), </text:span>which is a protocol developed by Netscape for transmitting private information securely over the public Internet.  Electronic commerce sites use SSL to accept confidential information such as credit card numbers from Web consumers.</text:p>
      <text:p text:style-name="Text_20_body"> </text:p>
      <text:p text:style-name="Text_20_body"><text:span text:style-name="T14">FTP:</text:span>  <text:span text:style-name="T12">Web servers provide File Transfer Protocol (FTP) services.  Thus users can transfer files to and from the server.  This is useful when users develop and test Web pages in their personal computer (even dynamic Web pages using a personal Web server) before moving to the company Web server.  </text:span></text:p>
      <text:p text:style-name="Text_20_body"> </text:p>
      <text:p text:style-name="P3">Security is also an issue using FTP services.  A user may have to be authenticated with a username and password unless anonymous access is provided for files and folders. </text:p>
      <text:p text:style-name="Text_20_body"> </text:p>
      <text:p text:style-name="Text_20_body"><text:span text:style-name="T14">Searching:</text:span>  <text:span text:style-name="T12">Search engines and indexing programs are standard components of the Web server.  Search engines or search tools search either the existing site or the entire Web for requested documents.  An indexing program provides full-text indexing whereby indexes are generated for documents stored on the server. </text:span></text:p>
      <text:p text:style-name="Text_20_body"> </text:p>
      <text:p text:style-name="Text_20_body"><text:span text:style-name="T14">Site Analysis:</text:span>  <text:span text:style-name="T12">Web servers can capture visitor information, including who is visiting the Web site (the visitor’s URL), how long the visitor browsed the site, the date and time of each visit, and the pages visited.  These data are stored in a </text:span><text:span text:style-name="T14">log file</text:span><text:span text:style-name="T12">.  Log files can yield information that can be used for Internet marketing.</text:span></text:p>
      <text:p text:style-name="Text_20_body"> </text:p>
      <text:p text:style-name="P18"> </text:p>
      <text:p text:style-name="Text_20_body"><draw:frame draw:style-name="fr1" draw:name="Frame1" text:anchor-type="paragraph" svg:width="6.9252in" draw:z-index="1"><draw:text-box fo:min-height="0.0161in"><table:table table:name="Table1" table:style-name="Table1"><table:table-column table:style-name="Table1.A"/><table:table-column table:style-name="Table1.B"/><table:table-row><table:table-cell table:style-name="Table1.A1" office:value-type="string"><text:p text:style-name="P1"/></table:table-cell><table:table-cell office:value-type="string"><text:p text:style-name="P1"/></table:table-cell></table:table-row><table:table-row><table:table-cell table:style-name="Table1.A1" office:value-type="string"><text:p text:style-name="P1"/></table:table-cell><table:table-cell table:style-name="Table1.A1" office:value-type="string"><text:p text:style-name="Table_20_Contents"><draw:frame draw:style-name="fr2" draw:name="graphics2" text:anchor-type="as-char" svg:width="6.5in" svg:height="4.5626in" draw:z-index="3"><draw:image xlink:href="https://mis.uhcl.edu/rob/Course/ECM/Web-Based%20Tools_files/image002.gif" xlink:type="simple" xlink:show="embed" xlink:actuate="onLoad"/></draw:frame></text:p></table:table-cell></table:table-row></table:table></draw:text-box></draw:frame> </text:p>
      <text:p text:style-name="P6"> </text:p>
      <text:p text:style-name="P10"><draw:frame draw:style-name="fr1" draw:name="Frame2" text:anchor-type="paragraph" svg:width="6.9252in" draw:z-index="2"><draw:text-box fo:min-height="0.0161in"><table:table table:name="Table2" table:style-name="Table2"><table:table-column table:style-name="Table2.A"/><table:table-column table:style-name="Table2.B"/><table:table-row><table:table-cell table:style-name="Table2.A1" office:value-type="string"><text:p text:style-name="P1"/></table:table-cell><table:table-cell office:value-type="string"><text:p text:style-name="P1"/></table:table-cell></table:table-row><table:table-row><table:table-cell table:style-name="Table2.A1" office:value-type="string"><text:p text:style-name="P1"/></table:table-cell><table:table-cell table:style-name="Table2.A1" office:value-type="string"><text:p text:style-name="Table_20_Contents"><draw:frame draw:style-name="fr2" draw:name="graphics3" text:anchor-type="as-char" svg:width="6.5in" svg:height="4.5626in" draw:z-index="4"><draw:image xlink:href="https://mis.uhcl.edu/rob/Course/ECM/Web-Based%20Tools_files/image003.gif" xlink:type="simple" xlink:show="embed" xlink:actuate="onLoad"/></draw:frame></text:p></table:table-cell></table:table-row></table:table></draw:text-box></draw:frame><text:soft-page-break/> </text:p>
      <text:p text:style-name="P6"> </text:p>
      <text:p text:style-name="Text_20_body"/>
      <text:p text:style-name="P5">Site Management</text:p>
      <text:p text:style-name="Text_20_body"> </text:p>
      <text:p text:style-name="P3">A Web server provides tools to manage the services mentioned above, such as management of multiple Web sites, file security, virtual file, and log file analysis.  Administration of a Web server can be performed from a remote computer in the network.</text:p>
      <text:p text:style-name="Text_20_body"> </text:p>
      <text:p text:style-name="Text_20_body">Administrators can grant or deny Web access to individual computers, groups of computers, or entire domains.  Administrators can stop and restart all Web services without stopping and restarting the computer.</text:p>
      <text:p text:style-name="Text_20_body"> </text:p>
      <text:p text:style-name="P3">Site management also include authoring tools such as Microsoft Front page 2000, as well as script checking, HTML validation, and identification of orphan pages, broken links, error-prone pages etc.  </text:p>
      <text:p text:style-name="P11"> </text:p>
      <text:p text:style-name="P6"><text:soft-page-break/> </text:p>
      <text:p text:style-name="P7">Application Development</text:p>
      <text:p text:style-name="Text_20_body"> </text:p>
      <text:p text:style-name="P3">Application development includes Web editors and extensions to produce Web pages – either static or dynamic.  These include HTML editors such as FrontPage for static Web pages.  For dynamic Web pages, there are protocols such as Common Gateway Interface (CGI) and Application programming Interface (API) that are used by programs such as Java and C++ to develop dynamic Web pages.  </text:p>
      <text:p text:style-name="Text_20_body"> </text:p>
      <text:p text:style-name="P3">Active Server Pages (ASP) developed by Microsoft, is a server-side scripting technology to build dynamic Web applications.  With ASP, one can build Web pages with embedded query strings for database manipulation using scripting languages such as VBScript and JavaScript.   </text:p>
      <text:p text:style-name="Text_20_body"> </text:p>
      <text:p text:style-name="Text_20_body"><text:span text:style-name="T12">Open Database Connectivity (ODBC) and ActiveX Data Object (ADO) mechanisms, both developed by Microsoft, can be used to develop dynamic Web pages that use database connection of variety of databases from different manufactures (such as SQL Server, DB2, and Oracle).  Reference: </text:span><text:a xlink:type="simple" xlink:href="http://www.microsoft.com/data/techmat.htm"><text:span text:style-name="T12">http://www.microsoft.com/data/techmat.htm</text:span></text:a></text:p>
      <text:p text:style-name="Text_20_body"> </text:p>
      <text:p text:style-name="Text_20_body">Similar to ODBC, Java Database Connectivity (JDBC) is another technology developed by Sun, that is used for Web-database applications, written in Java and it runs on Unix Web servers.   Reference:  <text:a xlink:type="simple" xlink:href="http://java.sun.com/products/jdbc/index.html">http://java.sun.com/products/jdbc/index.html</text:a></text:p>
      <text:p text:style-name="P12"> </text:p>
      <text:p text:style-name="P6"> </text:p>
      <text:p text:style-name="P5">Electronic Commerce</text:p>
      <text:p text:style-name="Text_20_body"> </text:p>
      <text:p text:style-name="P3">Some Web servers provide advanced services that support online selling and buying (such as shopping cart and catalog services).   An electronic commerce software can provide templates and other tools to quickly develop an e-commerce site.  This might include templates for product browsing, shopping carts, and credit card processing.  </text:p>
      <text:p text:style-name="Text_20_body"> </text:p>
      <text:p text:style-name="P3">But in most cases, an electronic commerce software is a separate software that integrates with the existing Web server. </text:p>
      <text:p text:style-name="P3"><text:line-break/><text:soft-page-break/>Microsoft Site Server 3.0 Commerce Edition is an Internet commerce server that enables businesses to engage customers, transact business, and analyze commerce Web sites more effectively. </text:p>
      <text:p text:style-name="Text_20_body"> </text:p>
      <text:p text:style-name="Text_20_body"><text:span text:style-name="T12">Ref: </text:span><text:a xlink:type="simple" xlink:href="http://www.microsoft.com/siteserver/commerce/default.htm"><text:span text:style-name="T12">http://www.microsoft.com/siteserver/commerce/default.htm</text:span></text:a></text:p>
      <text:p text:style-name="Text_20_body"> </text:p>
      <text:p text:style-name="Text_20_body"><text:span text:style-name="T12">Case Study: </text:span><text:a xlink:type="simple" xlink:href="http://www.microsoft.com/solutions/ecommerce/OffDepot.htm"><text:span text:style-name="T12">http://www.microsoft.com/solutions/ecommerce/OffDepot.htm</text:span></text:a></text:p>
      <text:p text:style-name="P11"> </text:p>
      <text:p text:style-name="P15">Web Server Software and Tools</text:p>
      <text:p text:style-name="Text_20_body"> </text:p>
      <text:p text:style-name="P3">There are many Web server software available in the market, but only a few of them are leading in the total market share.  Some of them run on only one operating system while others run on several operating systems.  </text:p>
      <text:p text:style-name="Text_20_body"> </text:p>
      <text:p text:style-name="P3">Netcraft, a networking consulting company, periodically surveys on the number and type of Web servers used by various organizations.  The four most popular Web servers are: </text:p>
      <text:p text:style-name="Text_20_body"> </text:p>
      <text:p text:style-name="Text_20_body"><text:span text:style-name="T10">·</text:span><text:span text:style-name="T1">        </text:span><text:span text:style-name="T12">Apache HTTP Server</text:span></text:p>
      <text:p text:style-name="Text_20_body"><text:span text:style-name="T10">·</text:span><text:span text:style-name="T1">        </text:span><text:span text:style-name="T12">Microsoft Internet Information Server</text:span></text:p>
      <text:p text:style-name="Text_20_body"><text:span text:style-name="T10">·</text:span><text:span text:style-name="T1">        </text:span><text:span text:style-name="T12">Netscape Enterprise Server, and</text:span></text:p>
      <text:p text:style-name="Text_20_body"><text:span text:style-name="T10">·</text:span><text:span text:style-name="T1">        </text:span><text:span text:style-name="T12">O’Reilly WebSite Professional</text:span></text:p>
      <text:p text:style-name="Text_20_body"> </text:p>
      <text:p text:style-name="Text_20_body"><text:span text:style-name="T12">Of these, the Apache and Microsoft Web servers are leading in the market.  These servers account for about 75% of the </text:span><text:span text:style-name="T15">intranet</text:span><text:span text:style-name="T12"> Web servers.  Visit </text:span><text:a xlink:type="simple" xlink:href="http://netcraft.com/"><text:span text:style-name="T12">http://netcraft.com</text:span></text:a><text:span text:style-name="T12"> for the latest survey results.  </text:span></text:p>
      <text:p text:style-name="Text_20_body"> </text:p>
      <text:p text:style-name="Text_20_body"> </text:p>
      <text:p text:style-name="P5">Apache HTTP server</text:p>
      <text:p text:style-name="Text_20_body"> </text:p>
      <text:p text:style-name="P3">Apache runs on a wide variety of operating system such as Microsoft NT, Sun Solaris, HP-UX, and Linux.   It has a built-in search engine, an HTML authoring tool, and it supports FTP.  </text:p>
      <text:p text:style-name="Text_20_body"> </text:p>
      <text:p text:style-name="P3">Apache can be managed either from the server console or remotely using a Web browser.  It supports CGI (Common Gateway Interface) and API (Application Programming Interface) programming interface.  </text:p>
      <text:p text:style-name="Text_20_body"> </text:p>
      <text:p text:style-name="P3">Apache also supports ASP (active server pages) and Java servlets (Java scripts), both of which are server-side scripting programs.  It also supports Java applets (or client-side scripting) that runs in the browser.    </text:p>
      <text:p text:style-name="Text_20_body"> </text:p>
      <text:p text:style-name="P3">Apache supports the ODBC standard and can access databases in Microsoft <text:soft-page-break/>SQL Server, IBM Db2, Oracle, and Sybase SQL Server.</text:p>
      <text:p text:style-name="Text_20_body"> </text:p>
      <text:p text:style-name="Text_20_body"><text:span text:style-name="T12">For further information, visit: </text:span><text:a xlink:type="simple" xlink:href="http://www.apache.org/httpd.html"><text:span text:style-name="T12">http://www.apache.org/httpd.html</text:span></text:a></text:p>
      <text:p text:style-name="Text_20_body"> </text:p>
      <text:p text:style-name="Text_20_body"> </text:p>
      <text:h text:style-name="Heading_20_2" text:outline-level="2" text:is-list-header="true">Microsoft Internet Information Server</text:h>
      <text:p text:style-name="Text_20_body"> </text:p>
      <text:p text:style-name="Text_20_body">Microsoft Internet Information Server (IIS) is the second most popular Web server in the public domain and it is the most popular Web server in the <text:span text:style-name="T18">intranet</text:span> domain.  This is because of the largest share of Windows NT operating system in the PC market.</text:p>
      <text:p text:style-name="Text_20_body"> </text:p>
      <text:p text:style-name="Text_20_body">IIS runs only on the Windows NT operating system and it comes free with the NT Server.  It includes a search engine and the Microsoft FrontPage HTML authoring tool.  It also supports FTP.</text:p>
      <text:p text:style-name="Text_20_body"> </text:p>
      <text:p text:style-name="Text_20_body">It can be managed locally, from a browser, or from a remote computer within the local network using the Microsoft Management Console (MMC).  MMC is a Microsoft network administrative tool that can be used to administer all servers in the NT network.  </text:p>
      <text:p text:style-name="Text_20_body"> </text:p>
      <text:p text:style-name="Text_20_body">Because Windows NT allows many IP addresses to be assigned to a single network interface card, IIS supports multiple virtual Web hosting.</text:p>
      <text:p text:style-name="Text_20_body"> </text:p>
      <text:p text:style-name="Text_20_body">Security is tightly integrated with the Windows NT operating system.  Access control can be limited to a user, group, directory, or file.  IIS allows secured socket layer (SSL) and includes a built-in certificate server.     </text:p>
      <text:p text:style-name="Text_20_body"> </text:p>
      <text:p text:style-name="P3">IIS supports its native Active Server Pages (ASP), ActiveX Servers (equivalent to Java applets), and ISAPI (equivalent to API).  It supports many common databases (Access, SQL server, Oracle, FoxPro) through appropriate ODBC drivers.</text:p>
      <text:p text:style-name="Text_20_body"> </text:p>
      <text:p text:style-name="Text_20_body"><text:span text:style-name="T12">For further information, visit: </text:span><text:a xlink:type="simple" xlink:href="http://www.microsoft.com/windows2000/guide/server/features/web.asp"><text:span text:style-name="T12">http://www.microsoft.com/windows2000/guide/server/features/web.asp</text:span></text:a><text:bookmark text:name="_Hlt494127859"/></text:p>
      <text:p text:style-name="Text_20_body"> </text:p>
      <text:p text:style-name="Text_20_body"> </text:p>
      <text:h text:style-name="Heading_20_2" text:outline-level="2" text:is-list-header="true"><text:soft-page-break/>Netscape Enterprise server</text:h>
      <text:p text:style-name="Text_20_body"> </text:p>
      <text:p text:style-name="P3">Netscape Enterprise Server (NES) is popular Web software, which is a descendant of the original web server program.  It is aimed at sites that service a large number of hits (as high as 100 million per day).</text:p>
      <text:p text:style-name="Text_20_body"> </text:p>
      <text:p text:style-name="P3">NES runs on both Unix (Solaris, HP-UX, Digital Unix) and NT environment.  It has all other features like Microsoft IIS and some are even better such as file transfer mechanism and administration.</text:p>
      <text:p text:style-name="P13"> </text:p>
      <text:p text:style-name="P8"> </text:p>
      <text:p text:style-name="P9">Other Web Server Tools</text:p>
      <text:p text:style-name="Text_20_body"> </text:p>
      <text:p text:style-name="P3">Other web server tools such as portals, search engines, push technologies and intelligent agents are issues for consideration in the acquisition of a commercial Web site.  Web portals are customizable home bases from which users do their searching, navigating, and other web-based activity.</text:p>
      <text:p text:style-name="Text_20_body"> </text:p>
      <text:p text:style-name="P3">All search engines contain three components; a spider, an index and a search engine utility program.  A spider searches the web to find pages, or update existing pages.  The index is a catalog of everything that the spider locates.  The search engine’s utility program, upon request of the client, searches millions of pages to identify matches and then ranks them in order of each link’s relevance.  </text:p>
      <text:p text:style-name="Text_20_body"> </text:p>
      <text:p text:style-name="P3">Push technologies allow suppliers to “push” unsolicited information about their product/services down the distribution channel by automated delivery of specific information from a web server to a customer’s hard drive.  Although pull technologies which involve a proactive request by the customer for information still predominates, the application of push technologies is increasing especially for intranet users.</text:p>
      <text:p text:style-name="Text_20_body"> </text:p>
      <text:p text:style-name="P3">Intelligent agent software runs in the background to reduce the workload involved in locating, evaluating, negotiating and purchasing products/services on the Internet.  This software robot performs tasks such as information gathering, information filtering, or mediation for the users.</text:p>
      <text:p text:style-name="P11"> </text:p>
      <text:p text:style-name="Text_20_body"> </text:p>
      <text:p text:style-name="P16"><text:soft-page-break/> <text:span text:style-name="T29">Web-based Tools for Electronic Commerce</text:span></text:p>
      <text:h text:style-name="P23" text:outline-level="2" text:is-list-header="true"><text:soft-page-break/>19-21 February</text:h>
      <text:h text:style-name="P24" text:outline-level="1" text:is-list-header="true">Learning Objectives</text:h>
      <text:h text:style-name="P19" text:outline-level="2" text:is-list-header="true">In this lectures, you will learn about:</text:h>
      <text:h text:style-name="Heading_20_2" text:outline-level="2" text:is-list-header="true"><text:span text:style-name="T19">n</text:span><text:span text:style-name="T3">     </text:span><text:span text:style-name="T25">Computers that support Web servers</text:span></text:h>
      <text:h text:style-name="Heading_20_2" text:outline-level="2" text:is-list-header="true"><text:span text:style-name="T19">n</text:span><text:span text:style-name="T3">     </text:span><text:span text:style-name="T25">Hardware requirements of typical Web server software packages</text:span></text:h>
      <text:h text:style-name="Heading_20_2" text:outline-level="2" text:is-list-header="true"><text:span text:style-name="T19">n</text:span><text:span text:style-name="T3">     </text:span><text:span text:style-name="T25">Fundamental duties of a Web server</text:span></text:h>
      <text:h text:style-name="Heading_20_2" text:outline-level="2" text:is-list-header="true"><text:span text:style-name="T19">n</text:span><text:span text:style-name="T3">     </text:span><text:span text:style-name="T25">Other ancillary Web server functions</text:span></text:h>
      <text:h text:style-name="Heading_20_2" text:outline-level="2" text:is-list-header="true"><text:span text:style-name="T19">n</text:span><text:span text:style-name="T3">     </text:span><text:span text:style-name="T25">Specific Web server software, including Apache, Microsoft Internet Information Server, and Netscape Enterprise Server</text:span></text:h>
      <text:h text:style-name="Heading_20_2" text:outline-level="2" text:is-list-header="true"><text:span text:style-name="T19">n</text:span><text:span text:style-name="T3">     </text:span><text:span text:style-name="T25">Advanced Web server tools </text:span></text:h>
      <text:h text:style-name="Heading_20_1" text:outline-level="1" text:is-list-header="true"> </text:h>
      <text:h text:style-name="P19" text:outline-level="2" text:is-list-header="true">Effective Web presence and strategy requires a careful planning and good choices:</text:h>
      <text:h text:style-name="Heading_20_2" text:outline-level="2" text:is-list-header="true"><text:span text:style-name="T19">n</text:span><text:span text:style-name="T3">     </text:span><text:span text:style-name="T25">Decision on the type of the site</text:span></text:h>
      <text:h text:style-name="Heading_20_2" text:outline-level="2" text:is-list-header="true"><text:span text:style-name="T19">n</text:span><text:span text:style-name="T3">     </text:span><text:span text:style-name="T25">Decision on the Web server software</text:span></text:h>
      <text:h text:style-name="Heading_20_2" text:outline-level="2" text:is-list-header="true"><text:span text:style-name="T19">n</text:span><text:span text:style-name="T3">     </text:span><text:span text:style-name="T25">Decision on the Web server hardware</text:span></text:h>
      <text:h text:style-name="Heading_20_1" text:outline-level="1" text:is-list-header="true"><text:span text:style-name="T26">Planning a server<text:line-break/></text:span><text:span text:style-name="T25">(Shared host, dedicated host or Self-host)</text:span></text:h>
      <text:h text:style-name="Heading_20_2" text:outline-level="2" text:is-list-header="true"><text:span text:style-name="T19">n</text:span><text:span text:style-name="T3">     </text:span><text:span text:style-name="T25">What the management and sales staff wants to accomplish with the server?</text:span></text:h>
      <text:h text:style-name="Heading_20_2" text:outline-level="2" text:is-list-header="true"><text:span text:style-name="T19">n</text:span><text:span text:style-name="T3">     </text:span><text:span text:style-name="T25">Who will be reached?</text:span></text:h>
      <text:h text:style-name="Heading_20_2" text:outline-level="2" text:is-list-header="true"><text:span text:style-name="T19">n</text:span><text:span text:style-name="T3">     </text:span><text:span text:style-name="T25">Will it run transactions?</text:span></text:h>
      <text:h text:style-name="Heading_20_2" text:outline-level="2" text:is-list-header="true"><text:span text:style-name="T19">n</text:span><text:span text:style-name="T3">     </text:span><text:span text:style-name="T25">Is the company staff involved with the server on a daily basis?</text:span></text:h>
      <text:h text:style-name="Heading_20_2" text:outline-level="2" text:is-list-header="true"><text:soft-page-break/> </text:h>
      <text:h text:style-name="P24" text:outline-level="1" text:is-list-header="true">Types of Web sites</text:h>
      <text:h text:style-name="Heading_20_2" text:outline-level="2" text:is-list-header="true"><text:span text:style-name="T19">n</text:span><text:span text:style-name="T3">     </text:span><text:span text:style-name="T25">Development sites: can reside on an existing PC and to be developed with low-cost tools </text:span></text:h>
      <text:h text:style-name="Heading_20_2" text:outline-level="2" text:is-list-header="true"><text:span text:style-name="T19">n</text:span><text:span text:style-name="T3">     </text:span><text:span text:style-name="T25">Intranets: internal-use memos, corporate handbooks, expense worksheets, newsletters and corporate documents</text:span></text:h>
      <text:h text:style-name="Heading_20_2" text:outline-level="2" text:is-list-header="true"><text:span text:style-name="T19">n</text:span><text:span text:style-name="T3">     </text:span><text:span text:style-name="T25">B2B and B2C Commerce sites: 24 hours availability; spare servers for high traffic volumes; emphasis on security; certification servers required; databases of user profiles and products</text:span></text:h>
      <text:h text:style-name="Heading_20_2" text:outline-level="2" text:is-list-header="true"><text:span text:style-name="T19">n</text:span><text:span text:style-name="T3">     </text:span><text:span text:style-name="T25">Content delivery site: sell and deliver content: news, histories, summaries: speed, search facility important </text:span></text:h>
      <text:h text:style-name="Heading_20_1" text:outline-level="1" text:is-list-header="true"> </text:h>
      <text:h text:style-name="Heading_20_1" text:outline-level="1" text:is-list-header="true"><text:span text:style-name="T26">Web Server Considerations</text:span> </text:h>
      <text:h text:style-name="P20" text:outline-level="2" text:is-list-header="true">The company must decide whether to run servers in-house or through third party Web and e-commerce provider</text:h>
      <text:h text:style-name="P21" text:outline-level="2" text:is-list-header="true">Hosting arrangements:</text:h>
      <text:h text:style-name="Heading_20_2" text:outline-level="2" text:is-list-header="true"><text:span text:style-name="T19">n</text:span><text:span text:style-name="T3">     </text:span><text:span text:style-name="T25">Shared hosting: a corporate Web site is on a server that hosts other Web sites and is controlled by a third party service provider.</text:span></text:h>
      <text:h text:style-name="Heading_20_2" text:outline-level="2" text:is-list-header="true"><text:span text:style-name="T19">n</text:span><text:span text:style-name="T3">     </text:span><text:span text:style-name="T25">Dedicated hosting: own server owned and administered by a service provider that dictates the terms of usage</text:span></text:h>
      <text:h text:style-name="P19" text:outline-level="2" text:is-list-header="true">Advantages of the shared and dedicated hosting: </text:h>
      <text:h text:style-name="Heading_20_2" text:outline-level="2" text:is-list-header="true"><text:span text:style-name="T19">n</text:span><text:span text:style-name="T3">     </text:span><text:span text:style-name="T25">No need to provide hardware or software;</text:span></text:h>
      <text:h text:style-name="Heading_20_2" text:outline-level="2" text:is-list-header="true"><text:span text:style-name="T19">n</text:span><text:span text:style-name="T3">     </text:span><text:span text:style-name="T25">No staffing responsibility</text:span></text:h>
      <text:h text:style-name="Heading_20_2" text:outline-level="2" text:is-list-header="true"><text:span text:style-name="T19">n</text:span><text:span text:style-name="T3">     </text:span><text:span text:style-name="T25">Scalability can be considered</text:span></text:h>
      <text:h text:style-name="Heading_20_2" text:outline-level="2" text:is-list-header="true"><text:span text:style-name="T19">n</text:span><text:span text:style-name="T3">     </text:span><text:span text:style-name="T25">Web Host Guild (WHG)</text:span></text:h>
      <text:h text:style-name="P19" text:outline-level="2" text:is-list-header="true"><text:soft-page-break/>Managed server hosting: The service provider manages the operations and oversight of all servers and assigns a dedicated service manager</text:h>
      <text:h text:style-name="P19" text:outline-level="2" text:is-list-header="true">Unmanaged server hosting: Maintaining and staffing is done by customer</text:h>
      <text:h text:style-name="P25" text:outline-level="1" text:is-list-header="true">Web site in-house:</text:h>
      <text:h text:style-name="Heading_20_2" text:outline-level="2" text:is-list-header="true"><text:span text:style-name="T19">n</text:span><text:span text:style-name="T3">     </text:span><text:span text:style-name="T25">Bandwidth considerations</text:span></text:h>
      <text:h text:style-name="Heading_20_2" text:outline-level="2" text:is-list-header="true"><text:span text:style-name="T19">n</text:span><text:span text:style-name="T3">     </text:span><text:span text:style-name="T25">Nationwide ISP</text:span></text:h>
      <text:h text:style-name="Heading_20_2" text:outline-level="2" text:is-list-header="true"><text:span text:style-name="T19">n</text:span><text:span text:style-name="T3">     </text:span><text:span text:style-name="T25">Backbone: the main network of connections that comprises the Internet (T1 lines)</text:span></text:h>
      <text:h text:style-name="Heading_20_2" text:outline-level="2" text:is-list-header="true"><text:span text:style-name="T19">n</text:span><text:span text:style-name="T3">     </text:span><text:span text:style-name="T25">Local ISP (the interaction with the national backbone providers is important)</text:span></text:h>
      <text:h text:style-name="Heading_20_2" text:outline-level="2" text:is-list-header="true"><text:span text:style-name="T19">n</text:span><text:span text:style-name="T3">     </text:span><text:span text:style-name="T25">Useful metric: ISP’s ratio of customers to T1 lines</text:span></text:h>
      <text:h text:style-name="P27" text:outline-level="1" text:is-list-header="true"> </text:h>
      <text:h text:style-name="P25" text:outline-level="1" text:is-list-header="true">Web Platform Choices</text:h>
      <text:h text:style-name="Heading_20_2" text:outline-level="2" text:is-list-header="true"><text:span text:style-name="T19">n</text:span><text:span text:style-name="T3">     </text:span><text:span text:style-name="T25">A fast server is better than a slower one.</text:span></text:h>
      <text:h text:style-name="Heading_20_2" text:outline-level="2" text:is-list-header="true"><text:span text:style-name="T19">n</text:span><text:span text:style-name="T3">     </text:span><text:span text:style-name="T25">Internal and external traffic to occur on the server.</text:span></text:h>
      <text:h text:style-name="Heading_20_2" text:outline-level="2" text:is-list-header="true"><text:span text:style-name="T19">n</text:span><text:span text:style-name="T3">     </text:span><text:span text:style-name="T25">Hardware decisions ; operating system and application server software choices determine the performance of your Web system.</text:span></text:h>
      <text:h text:style-name="Heading_20_2" text:outline-level="2" text:is-list-header="true"><text:span text:style-name="T19">n</text:span><text:span text:style-name="T3">     </text:span><text:span text:style-name="T25">Scalability of the server hardware is important:</text:span></text:h>
      <text:h text:style-name="P19" text:outline-level="2" text:is-list-header="true">(upgrade the server or connect several servers)</text:h>
      <text:h text:style-name="Heading_20_1" text:outline-level="1" text:is-list-header="true"> </text:h>
      <text:h text:style-name="P25" text:outline-level="1" text:is-list-header="true">Building a Scalable E-commerce Systems</text:h>
      <text:h text:style-name="Heading_20_2" text:outline-level="2" text:is-list-header="true"><text:span text:style-name="T20">n</text:span><text:span text:style-name="T4">   </text:span><text:span text:style-name="T25">Three layers in E-commerce systems:</text:span></text:h>
      <text:h text:style-name="Heading_20_3" text:outline-level="3" text:is-list-header="true"><text:span text:style-name="T21">n</text:span><text:span text:style-name="T5">   </text:span><text:span text:style-name="T25">Web server layer</text:span></text:h>
      <text:h text:style-name="Heading_20_3" text:outline-level="3" text:is-list-header="true"><text:span text:style-name="T21">n</text:span><text:span text:style-name="T5">   </text:span><text:span text:style-name="T25">Middle-tier layer</text:span></text:h>
      <text:h text:style-name="Heading_20_3" text:outline-level="3" text:is-list-header="true"><text:soft-page-break/><text:span text:style-name="T21">n</text:span><text:span text:style-name="T5">   </text:span><text:span text:style-name="T25">Backend layer</text:span></text:h>
      <text:h text:style-name="Heading_20_1" text:outline-level="1" text:is-list-header="true"> </text:h>
      <text:h text:style-name="P25" text:outline-level="1" text:is-list-header="true">Application server</text:h>
      <text:h text:style-name="Heading_20_2" text:outline-level="2" text:is-list-header="true"><text:span text:style-name="T11">·</text:span><text:span text:style-name="T2">        </text:span><text:span text:style-name="T25">It is a middle-tier software and hardware combination that lies between the Internet and a corporate backend server.</text:span></text:h>
      <text:h text:style-name="Heading_20_2" text:outline-level="2" text:is-list-header="true"><text:span text:style-name="T11">·</text:span><text:span text:style-name="T2">        </text:span><text:span text:style-name="T25">It contains databases that it serves to users on front-end computers.</text:span></text:h>
      <text:h text:style-name="Heading_20_2" text:outline-level="2" text:is-list-header="true"><text:span text:style-name="T11">·</text:span><text:span text:style-name="T2">        </text:span><text:span text:style-name="T25">Most application servers run on Windows NT/2000, Linux or Unix based operating systems</text:span></text:h>
      <text:h text:style-name="Heading_20_2" text:outline-level="2" text:is-list-header="true">                                                </text:h>
      <text:h text:style-name="P25" text:outline-level="1" text:is-list-header="true">Web Server Performance Evaluation</text:h>
      <text:h text:style-name="Heading_20_2" text:outline-level="2" text:is-list-header="true"><text:span text:style-name="T19">n</text:span><text:span text:style-name="T3">     </text:span><text:span text:style-name="T25">Web server: facilitates B2B and B2C transactions, hosts company and enterprise applications, and is part of the corporate communications infrastructure.</text:span></text:h>
      <text:h text:style-name="Heading_20_2" text:outline-level="2" text:is-list-header="true"><text:span text:style-name="T19">n</text:span><text:span text:style-name="T3">     </text:span><text:span text:style-name="T25">Important to know </text:span></text:h>
      <text:h text:style-name="Heading_20_3" text:outline-level="3" text:is-list-header="true"><text:span text:style-name="T22">n</text:span><text:span text:style-name="T6">    </text:span><text:span text:style-name="T25">What affects Web server performance</text:span></text:h>
      <text:h text:style-name="Heading_20_3" text:outline-level="3" text:is-list-header="true"><text:span text:style-name="T22">n</text:span><text:span text:style-name="T6">    </text:span><text:span text:style-name="T25">What activities to measure</text:span></text:h>
      <text:h text:style-name="Heading_20_3" text:outline-level="3" text:is-list-header="true"><text:span text:style-name="T22">n</text:span><text:span text:style-name="T6">    </text:span><text:span text:style-name="T25">How to collect performance information</text:span></text:h>
      <text:h text:style-name="Heading_20_3" text:outline-level="3" text:is-list-header="true"><text:span text:style-name="T22">n</text:span><text:span text:style-name="T6">    </text:span><text:span text:style-name="T25">Which software products collect Web performance data</text:span></text:h>
      <text:h text:style-name="Heading_20_3" text:outline-level="3" text:is-list-header="true"><text:span text:style-name="T22">n</text:span><text:span text:style-name="T6">    </text:span><text:span text:style-name="T25">What server software and hardware combinations perform well</text:span></text:h>
      <text:h text:style-name="Heading_20_1" text:outline-level="1" text:is-list-header="true"><text:span text:style-name="T27">Benchmarking: <text:line-break/></text:span><text:span text:style-name="T28">testing used to compare the performance of hardware and software</text:span><text:span text:style-name="T25">.</text:span></text:h>
      <text:h text:style-name="P21" text:outline-level="2" text:is-list-header="true">Important factors for Web server performance:</text:h>
      <text:h text:style-name="Heading_20_3" text:outline-level="3" text:is-list-header="true"><text:span text:style-name="T22">n</text:span><text:span text:style-name="T6">    </text:span><text:span text:style-name="T25">Hardware and operating systems are key areas for benchmarking.</text:span></text:h>
      <text:h text:style-name="Heading_20_3" text:outline-level="3" text:is-list-header="true"><text:span text:style-name="T22">n</text:span><text:span text:style-name="T6">    </text:span><text:span text:style-name="T25">The speed of the connection </text:span></text:h>
      <text:h text:style-name="Heading_20_3" text:outline-level="3" text:is-list-header="true"><text:soft-page-break/><text:span text:style-name="T22">n</text:span><text:span text:style-name="T6">    </text:span><text:span text:style-name="T25">User capacity: how many users the server can handle (depends on the server’s line speed, user’s line speeds and the size of the Web pages)</text:span></text:h>
      <text:h text:style-name="Heading_20_3" text:outline-level="3" text:is-list-header="true"><text:span text:style-name="T22">n</text:span><text:span text:style-name="T6">    </text:span><text:span text:style-name="T25">Delivery capability: Throughput (number of HTTP requests that can be processed in a unit of time); Response time (amount of time a server requires to process one request)</text:span></text:h>
      <text:h text:style-name="Heading_20_3" text:outline-level="3" text:is-list-header="true"><text:span text:style-name="T22">n</text:span><text:span text:style-name="T6">    </text:span><text:span text:style-name="T25">The type of web pages is important (dynamic or static)</text:span></text:h>
      <text:h text:style-name="Heading_20_2" text:outline-level="2" text:is-list-header="true"> </text:h>
      <text:h text:style-name="P25" text:outline-level="1" text:is-list-header="true">Web Server Benchmark Software</text:h>
      <text:h text:style-name="Heading_20_2" text:outline-level="2" text:is-list-header="true"><text:span text:style-name="T19">n</text:span><text:span text:style-name="T3">     </text:span><text:span text:style-name="T25">NetBench</text:span></text:h>
      <text:h text:style-name="Heading_20_2" text:outline-level="2" text:is-list-header="true"><text:span text:style-name="T19">n</text:span><text:span text:style-name="T3">     </text:span><text:span text:style-name="T25">ServerBench</text:span></text:h>
      <text:h text:style-name="Heading_20_2" text:outline-level="2" text:is-list-header="true"><text:span text:style-name="T19">n</text:span><text:span text:style-name="T3">     </text:span><text:span text:style-name="T25">SPEC SFS97</text:span></text:h>
      <text:h text:style-name="Heading_20_2" text:outline-level="2" text:is-list-header="true"><text:span text:style-name="T19">n</text:span><text:span text:style-name="T3">     </text:span><text:span text:style-name="T25">SPECweb99</text:span></text:h>
      <text:h text:style-name="Heading_20_2" text:outline-level="2" text:is-list-header="true"><text:span text:style-name="T19">n</text:span><text:span text:style-name="T3">     </text:span><text:span text:style-name="T25">WCAT</text:span></text:h>
      <text:h text:style-name="Heading_20_2" text:outline-level="2" text:is-list-header="true"><text:span text:style-name="T19">n</text:span><text:span text:style-name="T3">     </text:span><text:span text:style-name="T25">WebBench</text:span></text:h>
      <text:h text:style-name="Heading_20_2" text:outline-level="2" text:is-list-header="true"><text:span text:style-name="T19">n</text:span><text:span text:style-name="T3">     </text:span><text:span text:style-name="T25">WebStone</text:span></text:h>
      <text:h text:style-name="Heading_20_2" text:outline-level="2" text:is-list-header="true"> </text:h>
      <text:h text:style-name="P25" text:outline-level="1" text:is-list-header="true">Web Server Cache</text:h>
      <text:h text:style-name="Heading_20_2" text:outline-level="2" text:is-list-header="true"><text:span text:style-name="T20">n</text:span><text:span text:style-name="T4">   </text:span><text:span text:style-name="T25">A Web server cache is a high-speed memory area set aside to store Web pages.</text:span></text:h>
      <text:h text:style-name="Heading_20_2" text:outline-level="2" text:is-list-header="true"><text:span text:style-name="T20">n</text:span><text:span text:style-name="T4">   </text:span><text:span text:style-name="T25">The cache can save time by filling client Web page requests from high-speed memory whenever possible.</text:span></text:h>
      <text:h text:style-name="P27" text:outline-level="1" text:is-list-header="true"> </text:h>
      <text:h text:style-name="P26" text:outline-level="1" text:is-list-header="true">Web Server Software Features</text:h>
      <text:h text:style-name="Heading_20_2" text:outline-level="2" text:is-list-header="true"><text:span text:style-name="T19">n</text:span><text:span text:style-name="T3">     </text:span><text:span text:style-name="T25">Web servers are located on the Internet or intranets, usually behind firewalls.</text:span></text:h>
      <text:h text:style-name="Heading_20_2" text:outline-level="2" text:is-list-header="true"><text:soft-page-break/><text:span text:style-name="T19">n</text:span><text:span text:style-name="T3">     </text:span><text:span text:style-name="T25">The duties and features of Web servers differ depending on whether they are publicly accessible.</text:span></text:h>
      <text:h text:style-name="Heading_20_2" text:outline-level="2" text:is-list-header="true"><text:span text:style-name="T19">n</text:span><text:span text:style-name="T3">     </text:span><text:span text:style-name="T25">Web server software program feature depends on the software package being used. </text:span></text:h>
      <text:h text:style-name="Heading_20_2" text:outline-level="2" text:is-list-header="true"><text:span text:style-name="T19">n</text:span><text:span text:style-name="T3">     </text:span><text:span text:style-name="T25">Categories of Web server’s features: core capabilities, site management, application construction, dynamic content, and electronic commerce</text:span></text:h>
      <text:h text:style-name="P27" text:outline-level="1" text:is-list-header="true"> </text:h>
      <text:h text:style-name="P25" text:outline-level="1" text:is-list-header="true">Essential (Core) Capabilities of Web Server Program</text:h>
      <text:h text:style-name="Heading_20_2" text:outline-level="2" text:is-list-header="true"><text:span text:style-name="T19">n</text:span><text:span text:style-name="T3">     </text:span><text:span text:style-name="T25">Security: validation of usernames and passwords</text:span></text:h>
      <text:h text:style-name="Heading_20_2" text:outline-level="2" text:is-list-header="true"><text:span text:style-name="T19">n</text:span><text:span text:style-name="T3">     </text:span><text:span text:style-name="T25">FTP: anonymous FTP and identification</text:span></text:h>
      <text:h text:style-name="Heading_20_2" text:outline-level="2" text:is-list-header="true"><text:span text:style-name="T19">n</text:span><text:span text:style-name="T3">     </text:span><text:span text:style-name="T25">Searching: search engines and indexing programmes</text:span></text:h>
      <text:h text:style-name="Heading_20_2" text:outline-level="2" text:is-list-header="true"><text:span text:style-name="T19">n</text:span><text:span text:style-name="T3">     </text:span><text:span text:style-name="T25">Data analysis: visitor information- the visitor’s URL, date, time, pages displayed, need to be analyzed and summarized</text:span></text:h>
      <text:h text:style-name="P22" text:outline-level="2" text:is-list-header="true"> </text:h>
      <text:h text:style-name="P25" text:outline-level="1" text:is-list-header="true">Web Site Management</text:h>
      <text:h text:style-name="Heading_20_2" text:outline-level="2" text:is-list-header="true"><text:span text:style-name="T19">n</text:span><text:span text:style-name="T3">     </text:span><text:span text:style-name="T25">Basic Web Authoring tools: e.g FrontPage.</text:span></text:h>
      <text:h text:style-name="Heading_20_2" text:outline-level="2" text:is-list-header="true"><text:span text:style-name="T19">n</text:span><text:span text:style-name="T3">     </text:span><text:span text:style-name="T25">Dedicated site mgt tools:</text:span></text:h>
      <text:h text:style-name="Heading_20_2" text:outline-level="2" text:is-list-header="true"><text:span text:style-name="T19">n</text:span><text:span text:style-name="T3">     </text:span><text:span text:style-name="T25">Link checking</text:span></text:h>
      <text:h text:style-name="Heading_20_2" text:outline-level="2" text:is-list-header="true"><text:span text:style-name="T19">n</text:span><text:span text:style-name="T3">     </text:span><text:span text:style-name="T25">Orphan files identification</text:span></text:h>
      <text:h text:style-name="Heading_20_2" text:outline-level="2" text:is-list-header="true"><text:span text:style-name="T19">n</text:span><text:span text:style-name="T3">     </text:span><text:span text:style-name="T25">Script checking and HTML validation</text:span></text:h>
      <text:h text:style-name="Heading_20_2" text:outline-level="2" text:is-list-header="true"><text:span text:style-name="T19">n</text:span><text:span text:style-name="T3">     </text:span><text:span text:style-name="T25">Computation of page-download times for modem connection</text:span></text:h>
      <text:h text:style-name="Heading_20_2" text:outline-level="2" text:is-list-header="true"><text:span text:style-name="T19">n</text:span><text:span text:style-name="T3">     </text:span><text:span text:style-name="T25">Graphic validation</text:span></text:h>
      <text:h text:style-name="P22" text:outline-level="2" text:is-list-header="true"> </text:h>
      <text:h text:style-name="P25" text:outline-level="1" text:is-list-header="true"><text:soft-page-break/>Web Application Construction</text:h>
      <text:h text:style-name="Heading_20_2" text:outline-level="2" text:is-list-header="true"><text:span text:style-name="T19">n</text:span><text:span text:style-name="T3">     </text:span><text:span text:style-name="T25">Application construction uses Web editors and extensions to produce Web pages.</text:span></text:h>
      <text:h text:style-name="Heading_20_2" text:outline-level="2" text:is-list-header="true"><text:span text:style-name="T19">n</text:span><text:span text:style-name="T3">     </text:span><text:span text:style-name="T25">Some Web development systems provide simple tools to create Web pages.</text:span></text:h>
      <text:h text:style-name="Heading_20_2" text:outline-level="2" text:is-list-header="true"><text:span text:style-name="T19">n</text:span><text:span text:style-name="T3">     </text:span><text:span text:style-name="T25">Some tools can be used to create dynamic feature without the need to know CGI or use API coding. </text:span></text:h>
      <text:h text:style-name="Heading_20_1" text:outline-level="1" text:is-list-header="true"> </text:h>
      <text:h text:style-name="P25" text:outline-level="1" text:is-list-header="true">Dynamic Content</text:h>
      <text:h text:style-name="Heading_20_2" text:outline-level="2" text:is-list-header="true"><text:span text:style-name="T19">n</text:span><text:span text:style-name="T3">     </text:span><text:span text:style-name="T25">Dynamic content is nonstatic information constructed in response to a Web client’s request.</text:span></text:h>
      <text:h text:style-name="Heading_20_2" text:outline-level="2" text:is-list-header="true"><text:span text:style-name="T19">n</text:span><text:span text:style-name="T3">     </text:span><text:span text:style-name="T25">Using Open Database Connectivity (ODBC), the Web server can assemble information from disparate database systems.</text:span></text:h>
      <text:h text:style-name="Heading_20_2" text:outline-level="2" text:is-list-header="true"><text:span text:style-name="T19">n</text:span><text:span text:style-name="T3">     </text:span><text:span text:style-name="T25">Active Server Pages (ASP) is a server-side scripting mechanism to build dynamic sites and Web applications.</text:span></text:h>
      <text:h text:style-name="Heading_20_1" text:outline-level="1" text:is-list-header="true"> </text:h>
      <text:h text:style-name="P25" text:outline-level="1" text:is-list-header="true">Web Site Development</text:h>
      <text:h text:style-name="Heading_20_2" text:outline-level="2" text:is-list-header="true"><text:span text:style-name="T19">n</text:span><text:span text:style-name="T3">     </text:span><text:span text:style-name="T25">Site development tools comprise features such as:</text:span></text:h>
      <text:h text:style-name="Heading_20_3" text:outline-level="3" text:is-list-header="true"><text:span text:style-name="T23">n</text:span><text:span text:style-name="T7">    </text:span><text:span text:style-name="T25">An HTML/visual Web page editor</text:span></text:h>
      <text:h text:style-name="Heading_20_3" text:outline-level="3" text:is-list-header="true"><text:span text:style-name="T23">n</text:span><text:span text:style-name="T7">    </text:span><text:span text:style-name="T25">Software development kits</text:span></text:h>
      <text:h text:style-name="Heading_20_3" text:outline-level="3" text:is-list-header="true"><text:span text:style-name="T23">n</text:span><text:span text:style-name="T7">    </text:span><text:span text:style-name="T25">Web page upload support</text:span></text:h>
      <text:h text:style-name="Heading_20_2" text:outline-level="2" text:is-list-header="true"><text:span text:style-name="T19">n</text:span><text:span text:style-name="T3">     </text:span><text:span text:style-name="T25">The best known of these tools are the HTML editors and visual Web page editors.</text:span></text:h>
      <text:h text:style-name="Heading_20_2" text:outline-level="2" text:is-list-header="true"><text:span text:style-name="T19">n</text:span><text:span text:style-name="T3">     </text:span><text:span text:style-name="T25">Examples include FrontPage, Dreamweaver, Cold Fusion, PageMill, HoTMetaL Pro, and Netscape Composer. </text:span></text:h>
      <text:h text:style-name="Heading_20_1" text:outline-level="1" text:is-list-header="true"> </text:h>
      <text:h text:style-name="P25" text:outline-level="1" text:is-list-header="true"><text:soft-page-break/>Electronic Commerce</text:h>
      <text:h text:style-name="Heading_20_2" text:outline-level="2" text:is-list-header="true"><text:span text:style-name="T19">n</text:span><text:span text:style-name="T3">     </text:span><text:span text:style-name="T25">An electronic commerce server deals with buying and selling goods and services.</text:span></text:h>
      <text:h text:style-name="Heading_20_2" text:outline-level="2" text:is-list-header="true"><text:span text:style-name="T19">n</text:span><text:span text:style-name="T3">     </text:span><text:span text:style-name="T25">A Web server should support electronic commerce software.</text:span></text:h>
      <text:h text:style-name="Heading_20_2" text:outline-level="2" text:is-list-header="true"><text:span text:style-name="T19">n</text:span><text:span text:style-name="T3">     </text:span><text:span text:style-name="T25">The best electronic commerce software will generate sales reports on demand, allowing store managers to see updated sales information.</text:span></text:h>
      <text:p text:style-name="Text_20_body"> </text:p>
      <text:h text:style-name="P26" text:outline-level="1" text:is-list-header="true"><text:soft-page-break/>Web Server Software</text:h>
      <text:h text:style-name="Heading_20_2" text:outline-level="2" text:is-list-header="true"><text:span text:style-name="T19">n</text:span><text:span text:style-name="T3">     </text:span><text:span text:style-name="T25">Two distinct Web servers in the market: intranet servers and public Web servers.</text:span></text:h>
      <text:h text:style-name="Heading_20_2" text:outline-level="2" text:is-list-header="true"><text:span text:style-name="T19">n</text:span><text:span text:style-name="T3">     </text:span><text:span text:style-name="T25">Three of the most popular Web server programs are:</text:span></text:h>
      <text:h text:style-name="Heading_20_3" text:outline-level="3" text:is-list-header="true"><text:span text:style-name="T23">n</text:span><text:span text:style-name="T7">    </text:span><text:span text:style-name="T25">Apache HTTP Server</text:span></text:h>
      <text:h text:style-name="Heading_20_3" text:outline-level="3" text:is-list-header="true"><text:span text:style-name="T23">n</text:span><text:span text:style-name="T7">    </text:span><text:span text:style-name="T25">Microsoft Internet Information Server</text:span></text:h>
      <text:h text:style-name="Heading_20_3" text:outline-level="3" text:is-list-header="true"><text:span text:style-name="T23">n</text:span><text:span text:style-name="T7">    </text:span><text:span text:style-name="T25">Netscape Enterprise Server</text:span></text:h>
      <text:h text:style-name="Heading_20_2" text:outline-level="2" text:is-list-header="true">                                                             </text:h>
      <text:h text:style-name="P25" text:outline-level="1" text:is-list-header="true">Apache HTTP Server</text:h>
      <text:h text:style-name="Heading_20_2" text:outline-level="2" text:is-list-header="true"><text:span text:style-name="T19">n</text:span><text:span text:style-name="T3">     </text:span><text:span text:style-name="T25">Apache HTTP Server is free and performs very efficiently.</text:span></text:h>
      <text:h text:style-name="Heading_20_2" text:outline-level="2" text:is-list-header="true"><text:span text:style-name="T19">n</text:span><text:span text:style-name="T3">     </text:span><text:span text:style-name="T25">Apache runs on many operating systems and the hardware that supports them.</text:span></text:h>
      <text:h text:style-name="Heading_20_2" text:outline-level="2" text:is-list-header="true"><text:span text:style-name="T19">n</text:span><text:span text:style-name="T3">     </text:span><text:span text:style-name="T25">Apache has a built-in search engine and HTML authoring tools and supports FTP.</text:span></text:h>
      <text:h text:style-name="Heading_20_2" text:outline-level="2" text:is-list-header="true"><text:span text:style-name="T19">n</text:span><text:span text:style-name="T3">     </text:span><text:span text:style-name="T25">Apache can be managed either from a server console or a Web server.</text:span></text:h>
      <text:h text:style-name="Heading_20_2" text:outline-level="2" text:is-list-header="true"><text:span text:style-name="T19">n</text:span><text:span text:style-name="T3">     </text:span><text:span text:style-name="T25">Apache supports Server Side Includes (SSI), Active Server Pages and Java Servlets.</text:span></text:h>
      <text:h text:style-name="Heading_20_2" text:outline-level="2" text:is-list-header="true">                                                             </text:h>
      <text:h text:style-name="P25" text:outline-level="1" text:is-list-header="true">Microsoft Internet Information Server (IIS)</text:h>
      <text:h text:style-name="Heading_20_2" text:outline-level="2" text:is-list-header="true"><text:span text:style-name="T24">n</text:span><text:span text:style-name="T8">    </text:span><text:span text:style-name="T25">IIS comes bundled with Microsoft’s Windows NT Server and 2000 Server operating systems.</text:span></text:h>
      <text:h text:style-name="Heading_20_2" text:outline-level="2" text:is-list-header="true"><text:span text:style-name="T24">n</text:span><text:span text:style-name="T8">    </text:span><text:span text:style-name="T25">IIS includes an integrated search engine.</text:span></text:h>
      <text:h text:style-name="Heading_20_2" text:outline-level="2" text:is-list-header="true"><text:span text:style-name="T24">n</text:span><text:span text:style-name="T8">    </text:span><text:span text:style-name="T25">IIS supports FTP, permits administration from a remote browser.</text:span></text:h>
      <text:h text:style-name="Heading_20_2" text:outline-level="2" text:is-list-header="true"><text:span text:style-name="T24">n</text:span><text:span text:style-name="T8">    </text:span><text:span text:style-name="T25">IIS combines HTML pages, ActiveX components, and scripts to produce dynamic pages.</text:span></text:h>
      <text:h text:style-name="Heading_20_2" text:outline-level="2" text:is-list-header="true"><text:soft-page-break/>                                                             </text:h>
      <text:h text:style-name="P25" text:outline-level="1" text:is-list-header="true">Netscape Enterprise Server (NES)</text:h>
      <text:h text:style-name="Heading_20_2" text:outline-level="2" text:is-list-header="true"><text:span text:style-name="T24">n</text:span><text:span text:style-name="T8">    </text:span><text:span text:style-name="T25">Netscape will migrate NES to iPlanet to create the 64-bit server.</text:span></text:h>
      <text:h text:style-name="Heading_20_2" text:outline-level="2" text:is-list-header="true"><text:span text:style-name="T24">n</text:span><text:span text:style-name="T8">    </text:span><text:span text:style-name="T25">The Netscape sever runs on the operating systems such as AIX, Digital UNIX, HP-UX, Irix, Solaris, and Windows NT.</text:span></text:h>
      <text:h text:style-name="Heading_20_2" text:outline-level="2" text:is-list-header="true"><text:span text:style-name="T24">n</text:span><text:span text:style-name="T8">    </text:span><text:span text:style-name="T25">NES has a Verity search engine in it.</text:span></text:h>
      <text:h text:style-name="Heading_20_2" text:outline-level="2" text:is-list-header="true"><text:span text:style-name="T24">n</text:span><text:span text:style-name="T8">    </text:span><text:span text:style-name="T25">NES has Netscape Directory Server to provide basic security for discretionary access control.</text:span></text:h>
      <text:h text:style-name="Heading_20_2" text:outline-level="2" text:is-list-header="true">                                                             </text:h>
      <text:h text:style-name="P25" text:outline-level="1" text:is-list-header="true">Determining Web Server Information</text:h>
      <text:h text:style-name="Heading_20_2" text:outline-level="2" text:is-list-header="true"><text:span text:style-name="T24">n</text:span><text:span text:style-name="T8">    </text:span><text:span text:style-name="T25">You can determine the type of hardware and software most Web sites are running by visiting Netcraft.</text:span></text:h>
      <text:h text:style-name="Heading_20_2" text:outline-level="2" text:is-list-header="true"><text:span text:style-name="T24">n</text:span><text:span text:style-name="T8">    </text:span><text:span text:style-name="T25">Netcraft software examines the designated Web site and returns both Web server hardware and software information.</text:span></text:h>
      <text:h text:style-name="P22" text:outline-level="2" text:is-list-header="true"> </text:h>
      <text:h text:style-name="P26" text:outline-level="1" text:is-list-header="true">Other Web Server Tools</text:h>
      <text:h text:style-name="Heading_20_2" text:outline-level="2" text:is-list-header="true">     <text:span text:style-name="T25">There are other tools that are part of Web servers:</text:span></text:h>
      <text:h text:style-name="Heading_20_2" text:outline-level="2" text:is-list-header="true"><text:span text:style-name="T20">n</text:span><text:span text:style-name="T4">   </text:span><text:span text:style-name="T25">Portals</text:span></text:h>
      <text:h text:style-name="Heading_20_2" text:outline-level="2" text:is-list-header="true"><text:span text:style-name="T20">n</text:span><text:span text:style-name="T4">   </text:span><text:span text:style-name="T25">Search engines</text:span></text:h>
      <text:h text:style-name="Heading_20_2" text:outline-level="2" text:is-list-header="true"><text:span text:style-name="T20">n</text:span><text:span text:style-name="T4">   </text:span><text:span text:style-name="T25">Intelligent agents</text:span></text:h>
      <text:p text:style-name="Text_20_body"> </text:p>
      <text:h text:style-name="P25" text:outline-level="1" text:is-list-header="true"><text:soft-page-break/>Web Portals</text:h>
      <text:h text:style-name="Heading_20_2" text:outline-level="2" text:is-list-header="true"><text:span text:style-name="T20">n</text:span><text:span text:style-name="T4">   </text:span><text:span text:style-name="T25">A Web portal is a “cyber door” on the Web.</text:span></text:h>
      <text:h text:style-name="Heading_20_2" text:outline-level="2" text:is-list-header="true"><text:span text:style-name="T20">n</text:span><text:span text:style-name="T4">   </text:span><text:span text:style-name="T25">A portal serves as a customizable home base from which users do their searching, navigating, and other activity.</text:span></text:h>
      <text:h text:style-name="Heading_20_2" text:outline-level="2" text:is-list-header="true"><text:span text:style-name="T20">n</text:span><text:span text:style-name="T4">   </text:span><text:span text:style-name="T25">The portal loads automatically when it launches the Web browser. </text:span></text:h>
      <text:h text:style-name="P25" text:outline-level="1" text:is-list-header="true">Customer Portals</text:h>
      <text:h text:style-name="Heading_20_2" text:outline-level="2" text:is-list-header="true"><text:span text:style-name="T24">n</text:span><text:span text:style-name="T8">    </text:span><text:span text:style-name="T25">Examples of successful portals include the About.com, Amazon.com, Excite, Netscape Netcenter, and Yahoo!</text:span></text:h>
      <text:h text:style-name="Heading_20_2" text:outline-level="2" text:is-list-header="true"><text:span text:style-name="T24">n</text:span><text:span text:style-name="T8">    </text:span><text:span text:style-name="T25">Most portals include e-mail; links to search engines; membership services; news, sports, and business headlines and articles; personalized space; links to chat rooms; links to virtual shopping malls, and Web directories.</text:span></text:h>
      <text:h text:style-name="P25" text:outline-level="1" text:is-list-header="true">Business Portals</text:h>
      <text:h text:style-name="Heading_20_2" text:outline-level="2" text:is-list-header="true"><text:span text:style-name="T24">n</text:span><text:span text:style-name="T8">    </text:span><text:span text:style-name="T25">Most business portals can be accessed only by member enterprises.</text:span></text:h>
      <text:h text:style-name="Heading_20_2" text:outline-level="2" text:is-list-header="true"><text:span text:style-name="T24">n</text:span><text:span text:style-name="T8">    </text:span><text:span text:style-name="T25">Business portals specialize in business commodities and materials such as steel, gasoline, or chemicals.</text:span></text:h>
      <text:h text:style-name="Heading_20_2" text:outline-level="2" text:is-list-header="true"><text:span text:style-name="T24">n</text:span><text:span text:style-name="T8">    </text:span><text:span text:style-name="T25">Example of business portals are Work.com, e-STEEL, FoodUSA, TurboStaff.com, etc.</text:span></text:h>
      <text:h text:style-name="Heading_20_2" text:outline-level="2" text:is-list-header="true">                                                             </text:h>
      <text:h text:style-name="P25" text:outline-level="1" text:is-list-header="true">Search Engines</text:h>
      <text:h text:style-name="Heading_20_2" text:outline-level="2" text:is-list-header="true"><text:span text:style-name="T24">n</text:span><text:span text:style-name="T8">    </text:span><text:span text:style-name="T25">A search engine is a special kind of Web page software that finds other Web pages that match a word or phrase you entered.</text:span></text:h>
      <text:h text:style-name="Heading_20_2" text:outline-level="2" text:is-list-header="true"><text:span text:style-name="T24">n</text:span><text:span text:style-name="T8">    </text:span><text:span text:style-name="T25">A Web directory is a listing of hyperlinks to Web pages that is organized into hierarchical categories.</text:span></text:h>
      <text:h text:style-name="Heading_20_2" text:outline-level="2" text:is-list-header="true"><text:span text:style-name="T24">n</text:span><text:span text:style-name="T8">    </text:span><text:span text:style-name="T25">Search engines contain three major parts: spider, index, and utility.</text:span></text:h>
      <text:h text:style-name="Heading_20_2" text:outline-level="2" text:is-list-header="true">                                                             </text:h>
      <text:h text:style-name="P25" text:outline-level="1" text:is-list-header="true">Intelligent Agents</text:h>
      <text:h text:style-name="Heading_20_2" text:outline-level="2" text:is-list-header="true"><text:soft-page-break/><text:span text:style-name="T24">n</text:span><text:span text:style-name="T8">    </text:span><text:span text:style-name="T25">An intelligent agent is a program that performs functions such as information gathering, information filtering, or mediation running in the background on behalf of a person or entity.</text:span></text:h>
      <text:h text:style-name="Heading_20_2" text:outline-level="2" text:is-list-header="true"><text:span text:style-name="T24">n</text:span><text:span text:style-name="T8">    </text:span><text:span text:style-name="T25">Examples of agent systems include AuctionBot, BargainFinder, Firefly, and Kasbah.</text:span></text:h>
      <text:h text:style-name="Heading_20_2" text:outline-level="2" text:is-list-header="true">                                                             </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Wingdings" svg:font-family="Wingdings" style:font-charset="x-symbol"/>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7-03T15:44:38.56</meta:creation-date>
    <dc:date>2013-07-06T10:05:41.43</dc:date>
    <meta:editing-duration>PT01H13M47S</meta:editing-duration>
    <meta:editing-cycles>3</meta:editing-cycles>
    <meta:generator>OpenOffice.org/3.0$Win32 OpenOffice.org_project/300m15$Build-9379</meta:generator>
    <meta:document-statistic meta:table-count="2" meta:image-count="3" meta:object-count="0" meta:page-count="25" meta:paragraph-count="379" meta:word-count="3937" meta:character-count="26260"/>
    <meta:user-defined meta:name="Info 1"/>
    <meta:user-defined meta:name="Info 2"/>
    <meta:user-defined meta:name="Info 3"/>
    <meta:user-defined meta:name="Info 4"/>
  </office:meta>
</office:document-meta>
</file>